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end" style:justify-single-word="false"/>
      <style:text-properties officeooo:rsid="00009618" officeooo:paragraph-rsid="00009618"/>
    </style:style>
    <style:style style:name="P2" style:family="paragraph" style:parent-style-name="Standard">
      <style:paragraph-properties fo:text-align="start" style:justify-single-word="false"/>
      <style:text-properties officeooo:rsid="00009618" officeooo:paragraph-rsid="00009618"/>
    </style:style>
    <style:style style:name="T1" style:family="text">
      <style:text-properties officeooo:rsid="000232a4"/>
    </style:style>
    <style:style style:name="T2" style:family="text">
      <style:text-properties officeooo:rsid="0002606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eg Pregulman</text:p>
      <text:p text:style-name="P1">EECS 678</text:p>
      <text:p text:style-name="P1">Lab 07</text:p>
      <text:p text:style-name="P1"/>
      <text:p text:style-name="P2"><text:tab/>The problem that needs to be solved in the given code is the producer-consumer problem. That is, the consumer must run after the producer to ensure that it is not trying to consume something that is not there, the consumer and producer need to share a buffer, and the producer process needs to wait if the buffer is full while the consumer needs to wait if the buffer is empty. <text:span text:style-name="T1">The buffer problem is solved in the given code using the FIFO. The code implements a mutex to ensure the processes can run concurrently and pthread_cond_wait()/pthread_cond_broadcast() to make sure they wait until conditions are met.</text:span></text:p>
      <text:p text:style-name="P2"><text:tab/><text:span text:style-name="T1">The busy-wait solution is inefficient for threads running on the same CPU since they have to cycle until the required conditions are met.</text:span></text:p>
      <text:p text:style-name="P2"><text:tab/><text:span text:style-name="T2">I would argue that my implementation is correct since every producer will produce an item that is consumed by a consumer. The correct number of items are created and consumed as well. The threads also exit appropriately. It passed all the tests as we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egory Pregulman</meta:initial-creator>
    <meta:creation-date>2014-04-03T12:29:32.329365327</meta:creation-date>
    <dc:date>2014-04-03T16:02:15.784035559</dc:date>
    <dc:creator>Gregory Pregulman</dc:creator>
    <meta:editing-duration>PT5M</meta:editing-duration>
    <meta:editing-cycles>3</meta:editing-cycles>
    <meta:generator>LibreOffice/4.1.5.3$Linux_X86_64 LibreOffice_project/205099f953b4b61c41106e07b17e9e5acc65037</meta:generator>
    <meta:document-statistic meta:table-count="0" meta:image-count="0" meta:object-count="0" meta:page-count="1" meta:paragraph-count="6" meta:word-count="178" meta:character-count="1032" meta:non-whitespace-character-count="857"/>
  </office:meta>
</office:document-meta>
</file>